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34in"/>
    </style:style>
    <style:style style:name="co2" style:family="table-column">
      <style:table-column-properties fo:break-before="auto" style:column-width="1.398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4193in"/>
    </style:style>
    <style:style style:name="co5" style:family="table-column">
      <style:table-column-properties fo:break-before="auto" style:column-width="0.9028in"/>
    </style:style>
    <style:style style:name="co6" style:family="table-column">
      <style:table-column-properties fo:break-before="auto" style:column-width="0.9799in"/>
    </style:style>
    <style:style style:name="co7" style:family="table-column">
      <style:table-column-properties fo:break-before="auto" style:column-width="3.2181in"/>
    </style:style>
    <style:style style:name="co8" style:family="table-column">
      <style:table-column-properties fo:break-before="auto" style:column-width="0.722in"/>
    </style:style>
    <style:style style:name="co9" style:family="table-column">
      <style:table-column-properties fo:break-before="auto" style:column-width="0.882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409in"/>
    </style:style>
    <style:style style:name="co12" style:family="table-column">
      <style:table-column-properties fo:break-before="auto" style:column-width="0.8335in"/>
    </style:style>
    <style:style style:name="co13" style:family="table-column">
      <style:table-column-properties fo:break-before="auto" style:column-width="0.8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45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3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 style:data-style-name="N1">
      <style:table-cell-properties fo:background-color="#7ffe00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7ffe00" style:text-align-source="fix" style:repeat-content="false" fo:border="0.06pt solid #000000" style:vertical-align="middle"/>
      <style:paragraph-properties fo:text-align="center" fo:margin-left="0in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 style:data-style-name="N1">
      <style:table-cell-properties fo:background-color="#7ffe00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maximum-difference="0.00001"/>
      </table:calculation-settings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2" table:default-cell-style-name="ce23"/>
        <table:table-column table:style-name="co8" table:number-columns-repeated="48" table:default-cell-style-name="ce13"/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Bruto atlyginimas</text:p>
          </table:table-cell>
          <table:table-cell table:style-name="ce3" office:value-type="string" calcext:value-type="string" table:number-columns-spanned="2" table:number-rows-spanned="1">
            <text:p>90% subsidija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70% subsidija</text:p>
          </table:table-cell>
          <table:covered-table-cell table:style-name="ce4"/>
          <table:table-cell/>
          <table:table-cell table:style-name="ce9" office:value-type="string" calcext:value-type="string">
            <text:p>Laikotarpis</text:p>
          </table:table-cell>
          <table:table-cell table:style-name="ce9" office:value-type="string" calcext:value-type="string">
            <text:p>Proc. nuo vidutinių draudžiamųjų pajamų</text:p>
          </table:table-cell>
          <table:table-cell/>
          <table:table-cell table:style-name="ce27" office:value-type="string" calcext:value-type="string" table:number-columns-spanned="1" table:number-rows-spanned="2">
            <text:p>DU (bruto)</text:p>
          </table:table-cell>
          <table:table-cell table:style-name="ce27" office:value-type="string" calcext:value-type="string" table:number-columns-spanned="1" table:number-rows-spanned="2">
            <text:p>DU (neto)</text:p>
          </table:table-cell>
          <table:table-cell table:style-name="ce32" office:value-type="string" calcext:value-type="string" table:number-columns-spanned="1" table:number-rows-spanned="2">
            <text:p>Prastova lygi 1 MMA (neto)</text:p>
          </table:table-cell>
          <table:table-cell table:style-name="ce27" office:value-type="string" calcext:value-type="string" table:number-columns-spanned="3" table:number-rows-spanned="1">
            <text:p>Nedarbo išmoka</text:p>
          </table:table-cell>
          <table:covered-table-cell table:number-columns-repeated="2" table:style-name="ce28"/>
          <table:table-cell table:number-columns-repeated="48"/>
        </table:table-row>
        <table:table-row table:style-name="ro1">
          <table:table-cell/>
          <table:covered-table-cell table:style-name="ce4"/>
          <table:table-cell table:style-name="ce9" office:value-type="string" calcext:value-type="string">
            <text:p>Dengia valstybė</text:p>
          </table:table-cell>
          <table:table-cell table:style-name="ce9" office:value-type="string" calcext:value-type="string">
            <text:p>Dengia darbdavys</text:p>
          </table:table-cell>
          <table:table-cell table:style-name="ce9" office:value-type="string" calcext:value-type="string">
            <text:p>Dengia valstybė</text:p>
          </table:table-cell>
          <table:table-cell table:style-name="ce9" office:value-type="string" calcext:value-type="string">
            <text:p>Dengia darbdavys</text:p>
          </table:table-cell>
          <table:table-cell/>
          <table:table-cell table:style-name="ce2" office:value-type="string" calcext:value-type="string">
            <text:p>1 - 3 mėn</text:p>
          </table:table-cell>
          <table:table-cell table:style-name="ce18" office:value-type="percentage" office:value="0.3879" calcext:value-type="percentage">
            <text:p>38.79 %</text:p>
          </table:table-cell>
          <table:table-cell/>
          <table:covered-table-cell table:number-columns-repeated="3" table:style-name="ce28"/>
          <table:table-cell table:style-name="ce35" office:value-type="string" calcext:value-type="string">
            <text:p>1-3 mėn</text:p>
          </table:table-cell>
          <table:table-cell table:style-name="ce35" office:value-type="string" calcext:value-type="string">
            <text:p>4-6 mėn</text:p>
          </table:table-cell>
          <table:table-cell table:style-name="ce35" office:value-type="string" calcext:value-type="string">
            <text:p>7-9 mėn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float" office:value="607" calcext:value-type="float">
            <text:p>607</text:p>
          </table:table-cell>
          <table:table-cell table:style-name="ce19" table:formula="of:=MIN([.B4]*0.9; 607)" office:value-type="float" office:value="546.3" calcext:value-type="float">
            <text:p>546</text:p>
          </table:table-cell>
          <table:table-cell table:style-name="ce25" table:formula="of:=[.B4]-[.C4]" office:value-type="float" office:value="60.6999999999999" calcext:value-type="float">
            <text:p>61</text:p>
          </table:table-cell>
          <table:table-cell table:style-name="ce19" table:formula="of:=MIN([.B4]*0.7; 1.5*607)" office:value-type="float" office:value="424.9" calcext:value-type="float">
            <text:p>425</text:p>
          </table:table-cell>
          <table:table-cell table:style-name="ce19" table:formula="of:=[.B4]-[.E4]" office:value-type="float" office:value="182.1" calcext:value-type="float">
            <text:p>182</text:p>
          </table:table-cell>
          <table:table-cell/>
          <table:table-cell table:style-name="ce2" office:value-type="string" calcext:value-type="string">
            <text:p>4 - 6 mėn</text:p>
          </table:table-cell>
          <table:table-cell table:style-name="ce18" office:value-type="percentage" office:value="0.3103" calcext:value-type="percentage">
            <text:p>31.03 %</text:p>
          </table:table-cell>
          <table:table-cell/>
          <table:table-cell table:style-name="ce29" office:value-type="float" office:value="607" calcext:value-type="float">
            <text:p>607</text:p>
          </table:table-cell>
          <table:table-cell table:style-name="ce31" table:formula="of:=[.K4]-([.K4]-(350-0.17*([.K4]-607)))*0.2-[.K4]*(0.06989+0.1252)" office:value-type="float" office:value="437.18037" calcext:value-type="float">
            <text:p>437</text:p>
          </table:table-cell>
          <table:table-cell table:style-name="ce33" office:value-type="float" office:value="437" calcext:value-type="float">
            <text:p>437</text:p>
          </table:table-cell>
          <table:table-cell table:style-name="ce36" table:formula="of:=MIN(141.25+[.K4]*0.3879;783.51)" office:value-type="float" office:value="376.7053" calcext:value-type="float">
            <text:p>377</text:p>
          </table:table-cell>
          <table:table-cell table:style-name="ce36" table:formula="of:=MIN(141.25+[.K4]*0.3103;783.51)" office:value-type="float" office:value="329.6021" calcext:value-type="float">
            <text:p>330</text:p>
          </table:table-cell>
          <table:table-cell table:style-name="ce36" table:formula="of:=MIN(141.25+[.K4]*0.2327;783.51)" office:value-type="float" office:value="282.4989" calcext:value-type="float">
            <text:p>282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float" office:value="630" calcext:value-type="float">
            <text:p>630</text:p>
          </table:table-cell>
          <table:table-cell table:style-name="ce19" table:formula="of:=MIN([.B5]*0.9; 607)" office:value-type="float" office:value="567" calcext:value-type="float">
            <text:p>567</text:p>
          </table:table-cell>
          <table:table-cell table:style-name="ce25" table:formula="of:=[.B5]-[.C5]" office:value-type="float" office:value="63" calcext:value-type="float">
            <text:p>63</text:p>
          </table:table-cell>
          <table:table-cell table:style-name="ce19" table:formula="of:=MIN([.B5]*0.7; 1.5*607)" office:value-type="float" office:value="441" calcext:value-type="float">
            <text:p>441</text:p>
          </table:table-cell>
          <table:table-cell table:style-name="ce19" table:formula="of:=[.B5]-[.E5]" office:value-type="float" office:value="189" calcext:value-type="float">
            <text:p>189</text:p>
          </table:table-cell>
          <table:table-cell/>
          <table:table-cell table:style-name="ce2" office:value-type="string" calcext:value-type="string">
            <text:p>7 - 9 mėn</text:p>
          </table:table-cell>
          <table:table-cell table:style-name="ce18" office:value-type="percentage" office:value="0.2327" calcext:value-type="percentage">
            <text:p>23.27 %</text:p>
          </table:table-cell>
          <table:table-cell/>
          <table:table-cell table:style-name="ce29" office:value-type="float" office:value="650" calcext:value-type="float">
            <text:p>650</text:p>
          </table:table-cell>
          <table:table-cell table:style-name="ce31" table:formula="of:=[.K5]-([.K5]-(350-0.17*([.K5]-607)))*0.2-[.K5]*(0.06989+0.1252)" office:value-type="float" office:value="461.7295" calcext:value-type="float">
            <text:p>462</text:p>
          </table:table-cell>
          <table:table-cell table:style-name="ce33" office:value-type="float" office:value="437" calcext:value-type="float">
            <text:p>437</text:p>
          </table:table-cell>
          <table:table-cell table:style-name="ce36" table:formula="of:=MIN(141.25+[.K5]*0.3879;783.51)" office:value-type="float" office:value="393.385" calcext:value-type="float">
            <text:p>393</text:p>
          </table:table-cell>
          <table:table-cell table:style-name="ce36" table:formula="of:=MIN(141.25+[.K5]*0.3103;783.51)" office:value-type="float" office:value="342.945" calcext:value-type="float">
            <text:p>343</text:p>
          </table:table-cell>
          <table:table-cell table:style-name="ce36" table:formula="of:=MIN(141.25+[.K5]*0.2327;783.51)" office:value-type="float" office:value="292.505" calcext:value-type="float">
            <text:p>293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float" office:value="650" calcext:value-type="float">
            <text:p>650</text:p>
          </table:table-cell>
          <table:table-cell table:style-name="ce19" table:formula="of:=MIN([.B6]*0.9; 607)" office:value-type="float" office:value="585" calcext:value-type="float">
            <text:p>585</text:p>
          </table:table-cell>
          <table:table-cell table:style-name="ce25" table:formula="of:=[.B6]-[.C6]" office:value-type="float" office:value="65" calcext:value-type="float">
            <text:p>65</text:p>
          </table:table-cell>
          <table:table-cell table:style-name="ce19" table:formula="of:=MIN([.B6]*0.7; 1.5*607)" office:value-type="float" office:value="455" calcext:value-type="float">
            <text:p>455</text:p>
          </table:table-cell>
          <table:table-cell table:style-name="ce19" table:formula="of:=[.B6]-[.E6]" office:value-type="float" office:value="195" calcext:value-type="float">
            <text:p>195</text:p>
          </table:table-cell>
          <table:table-cell table:number-columns-repeated="4"/>
          <table:table-cell table:style-name="ce29" office:value-type="float" office:value="700" calcext:value-type="float">
            <text:p>700</text:p>
          </table:table-cell>
          <table:table-cell table:style-name="ce31" table:formula="of:=[.K6]-([.K6]-(350-0.17*([.K6]-607)))*0.2-[.K6]*(0.06989+0.1252)" office:value-type="float" office:value="490.275" calcext:value-type="float">
            <text:p>490</text:p>
          </table:table-cell>
          <table:table-cell table:style-name="ce33" office:value-type="float" office:value="437" calcext:value-type="float">
            <text:p>437</text:p>
          </table:table-cell>
          <table:table-cell table:style-name="ce36" table:formula="of:=MIN(141.25+[.K6]*0.3879;783.51)" office:value-type="float" office:value="412.78" calcext:value-type="float">
            <text:p>413</text:p>
          </table:table-cell>
          <table:table-cell table:style-name="ce36" table:formula="of:=MIN(141.25+[.K6]*0.3103;783.51)" office:value-type="float" office:value="358.46" calcext:value-type="float">
            <text:p>358</text:p>
          </table:table-cell>
          <table:table-cell table:style-name="ce36" table:formula="of:=MIN(141.25+[.K6]*0.2327;783.51)" office:value-type="float" office:value="304.14" calcext:value-type="float">
            <text:p>304</text:p>
          </table:table-cell>
          <table:table-cell table:number-columns-repeated="48"/>
        </table:table-row>
        <table:table-row table:style-name="ro1">
          <table:table-cell/>
          <table:table-cell table:style-name="ce5" office:value-type="float" office:value="675" calcext:value-type="float">
            <text:p>675</text:p>
          </table:table-cell>
          <table:table-cell table:style-name="ce19" table:formula="of:=MIN([.B7]*0.9; 607)" office:value-type="float" office:value="607" calcext:value-type="float">
            <text:p>607</text:p>
          </table:table-cell>
          <table:table-cell table:style-name="ce25" table:formula="of:=[.B7]-[.C7]" office:value-type="float" office:value="68" calcext:value-type="float">
            <text:p>68</text:p>
          </table:table-cell>
          <table:table-cell table:style-name="ce19" table:formula="of:=MIN([.B7]*0.7; 1.5*607)" office:value-type="float" office:value="472.5" calcext:value-type="float">
            <text:p>473</text:p>
          </table:table-cell>
          <table:table-cell table:style-name="ce19" table:formula="of:=[.B7]-[.E7]" office:value-type="float" office:value="202.5" calcext:value-type="float">
            <text:p>203</text:p>
          </table:table-cell>
          <table:table-cell table:number-columns-repeated="4"/>
          <table:table-cell table:style-name="ce29" office:value-type="float" office:value="750" calcext:value-type="float">
            <text:p>750</text:p>
          </table:table-cell>
          <table:table-cell table:style-name="ce31" table:formula="of:=[.K7]-([.K7]-(350-0.17*([.K7]-607)))*0.2-[.K7]*(0.06989+0.1252)" office:value-type="float" office:value="518.8205" calcext:value-type="float">
            <text:p>519</text:p>
          </table:table-cell>
          <table:table-cell table:style-name="ce33" office:value-type="float" office:value="437" calcext:value-type="float">
            <text:p>437</text:p>
          </table:table-cell>
          <table:table-cell table:style-name="ce36" table:formula="of:=MIN(141.25+[.K7]*0.3879;783.51)" office:value-type="float" office:value="432.175" calcext:value-type="float">
            <text:p>432</text:p>
          </table:table-cell>
          <table:table-cell table:style-name="ce36" table:formula="of:=MIN(141.25+[.K7]*0.3103;783.51)" office:value-type="float" office:value="373.975" calcext:value-type="float">
            <text:p>374</text:p>
          </table:table-cell>
          <table:table-cell table:style-name="ce36" table:formula="of:=MIN(141.25+[.K7]*0.2327;783.51)" office:value-type="float" office:value="315.775" calcext:value-type="float">
            <text:p>316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float" office:value="700" calcext:value-type="float">
            <text:p>700</text:p>
          </table:table-cell>
          <table:table-cell table:style-name="ce19" table:formula="of:=MIN([.B8]*0.9; 607)" office:value-type="float" office:value="607" calcext:value-type="float">
            <text:p>607</text:p>
          </table:table-cell>
          <table:table-cell table:style-name="ce25" table:formula="of:=[.B8]-[.C8]" office:value-type="float" office:value="93" calcext:value-type="float">
            <text:p>93</text:p>
          </table:table-cell>
          <table:table-cell table:style-name="ce19" table:formula="of:=MIN([.B8]*0.7; 1.5*607)" office:value-type="float" office:value="490" calcext:value-type="float">
            <text:p>490</text:p>
          </table:table-cell>
          <table:table-cell table:style-name="ce19" table:formula="of:=[.B8]-[.E8]" office:value-type="float" office:value="210" calcext:value-type="float">
            <text:p>210</text:p>
          </table:table-cell>
          <table:table-cell table:number-columns-repeated="4"/>
          <table:table-cell table:style-name="ce29" office:value-type="float" office:value="800" calcext:value-type="float">
            <text:p>800</text:p>
          </table:table-cell>
          <table:table-cell table:style-name="ce31" table:formula="of:=[.K8]-([.K8]-(350-0.17*([.K8]-607)))*0.2-[.K8]*(0.06989+0.1252)" office:value-type="float" office:value="547.366" calcext:value-type="float">
            <text:p>547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8]*0.3879;783.51)" office:value-type="float" office:value="451.57" calcext:value-type="float">
            <text:p>452</text:p>
          </table:table-cell>
          <table:table-cell table:style-name="ce36" table:formula="of:=MIN(141.25+[.K8]*0.3103;783.51)" office:value-type="float" office:value="389.49" calcext:value-type="float">
            <text:p>389</text:p>
          </table:table-cell>
          <table:table-cell table:style-name="ce36" table:formula="of:=MIN(141.25+[.K8]*0.2327;783.51)" office:value-type="float" office:value="327.41" calcext:value-type="float">
            <text:p>327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8]" office:value-type="float" office:value="750" calcext:value-type="float">
            <text:p>750</text:p>
          </table:table-cell>
          <table:table-cell table:style-name="ce19" table:formula="of:=MIN([.B9]*0.9; 607)" office:value-type="float" office:value="607" calcext:value-type="float">
            <text:p>607</text:p>
          </table:table-cell>
          <table:table-cell table:style-name="ce25" table:formula="of:=[.B9]-[.C9]" office:value-type="float" office:value="143" calcext:value-type="float">
            <text:p>143</text:p>
          </table:table-cell>
          <table:table-cell table:style-name="ce19" table:formula="of:=MIN([.B9]*0.7; 1.5*607)" office:value-type="float" office:value="525" calcext:value-type="float">
            <text:p>525</text:p>
          </table:table-cell>
          <table:table-cell table:style-name="ce19" table:formula="of:=[.B9]-[.E9]" office:value-type="float" office:value="225" calcext:value-type="float">
            <text:p>225</text:p>
          </table:table-cell>
          <table:table-cell table:number-columns-repeated="4"/>
          <table:table-cell table:style-name="ce29" office:value-type="float" office:value="850" calcext:value-type="float">
            <text:p>850</text:p>
          </table:table-cell>
          <table:table-cell table:style-name="ce31" table:formula="of:=[.K9]-([.K9]-(350-0.17*([.K9]-607)))*0.2-[.K9]*(0.06989+0.1252)" office:value-type="float" office:value="575.9115" calcext:value-type="float">
            <text:p>576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9]*0.3879;783.51)" office:value-type="float" office:value="470.965" calcext:value-type="float">
            <text:p>471</text:p>
          </table:table-cell>
          <table:table-cell table:style-name="ce36" table:formula="of:=MIN(141.25+[.K9]*0.3103;783.51)" office:value-type="float" office:value="405.005" calcext:value-type="float">
            <text:p>405</text:p>
          </table:table-cell>
          <table:table-cell table:style-name="ce36" table:formula="of:=MIN(141.25+[.K9]*0.2327;783.51)" office:value-type="float" office:value="339.045" calcext:value-type="float">
            <text:p>339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9]" office:value-type="float" office:value="800" calcext:value-type="float">
            <text:p>800</text:p>
          </table:table-cell>
          <table:table-cell table:style-name="ce19" table:formula="of:=MIN([.B10]*0.9; 607)" office:value-type="float" office:value="607" calcext:value-type="float">
            <text:p>607</text:p>
          </table:table-cell>
          <table:table-cell table:style-name="ce25" table:formula="of:=[.B10]-[.C10]" office:value-type="float" office:value="193" calcext:value-type="float">
            <text:p>193</text:p>
          </table:table-cell>
          <table:table-cell table:style-name="ce19" table:formula="of:=MIN([.B10]*0.7; 1.5*607)" office:value-type="float" office:value="560" calcext:value-type="float">
            <text:p>560</text:p>
          </table:table-cell>
          <table:table-cell table:style-name="ce21" table:formula="of:=[.B10]-[.E10]" office:value-type="float" office:value="240" calcext:value-type="float">
            <text:p>240</text:p>
          </table:table-cell>
          <table:table-cell table:number-columns-repeated="4"/>
          <table:table-cell table:style-name="ce29" office:value-type="float" office:value="900" calcext:value-type="float">
            <text:p>900</text:p>
          </table:table-cell>
          <table:table-cell table:style-name="ce31" table:formula="of:=[.K10]-([.K10]-(350-0.17*([.K10]-607)))*0.2-[.K10]*(0.06989+0.1252)" office:value-type="float" office:value="604.457" calcext:value-type="float">
            <text:p>604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0]*0.3879;783.51)" office:value-type="float" office:value="490.36" calcext:value-type="float">
            <text:p>490</text:p>
          </table:table-cell>
          <table:table-cell table:style-name="ce36" table:formula="of:=MIN(141.25+[.K10]*0.3103;783.51)" office:value-type="float" office:value="420.52" calcext:value-type="float">
            <text:p>421</text:p>
          </table:table-cell>
          <table:table-cell table:style-name="ce36" table:formula="of:=MIN(141.25+[.K10]*0.2327;783.51)" office:value-type="float" office:value="350.68" calcext:value-type="float">
            <text:p>351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0]" office:value-type="float" office:value="850" calcext:value-type="float">
            <text:p>850</text:p>
          </table:table-cell>
          <table:table-cell table:style-name="ce19" table:formula="of:=MIN([.B11]*0.9; 607)" office:value-type="float" office:value="607" calcext:value-type="float">
            <text:p>607</text:p>
          </table:table-cell>
          <table:table-cell table:style-name="ce25" table:formula="of:=[.B11]-[.C11]" office:value-type="float" office:value="243" calcext:value-type="float">
            <text:p>243</text:p>
          </table:table-cell>
          <table:table-cell table:style-name="ce19" table:formula="of:=MIN([.B11]*0.7; 1.5*607)" office:value-type="float" office:value="595" calcext:value-type="float">
            <text:p>595</text:p>
          </table:table-cell>
          <table:table-cell table:style-name="ce21" table:formula="of:=[.B11]-[.E11]" office:value-type="float" office:value="255" calcext:value-type="float">
            <text:p>255</text:p>
          </table:table-cell>
          <table:table-cell table:number-columns-repeated="4"/>
          <table:table-cell table:style-name="ce29" office:value-type="float" office:value="950" calcext:value-type="float">
            <text:p>950</text:p>
          </table:table-cell>
          <table:table-cell table:style-name="ce31" table:formula="of:=[.K11]-([.K11]-(350-0.17*([.K11]-607)))*0.2-[.K11]*(0.06989+0.1252)" office:value-type="float" office:value="633.0025" calcext:value-type="float">
            <text:p>633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1]*0.3879;783.51)" office:value-type="float" office:value="509.755" calcext:value-type="float">
            <text:p>510</text:p>
          </table:table-cell>
          <table:table-cell table:style-name="ce36" table:formula="of:=MIN(141.25+[.K11]*0.3103;783.51)" office:value-type="float" office:value="436.035" calcext:value-type="float">
            <text:p>436</text:p>
          </table:table-cell>
          <table:table-cell table:style-name="ce36" table:formula="of:=MIN(141.25+[.K11]*0.2327;783.51)" office:value-type="float" office:value="362.315" calcext:value-type="float">
            <text:p>362</text:p>
          </table:table-cell>
          <table:table-cell table:number-columns-repeated="48"/>
        </table:table-row>
        <table:table-row table:style-name="ro1">
          <table:table-cell/>
          <table:table-cell table:style-name="ce5" office:value-type="float" office:value="867" calcext:value-type="float">
            <text:p>867</text:p>
          </table:table-cell>
          <table:table-cell table:style-name="ce19" table:formula="of:=MIN([.B12]*0.9; 607)" office:value-type="float" office:value="607" calcext:value-type="float">
            <text:p>607</text:p>
          </table:table-cell>
          <table:table-cell table:style-name="ce25" table:formula="of:=[.B12]-[.C12]" office:value-type="float" office:value="260" calcext:value-type="float">
            <text:p>260</text:p>
          </table:table-cell>
          <table:table-cell table:style-name="ce19" table:formula="of:=MIN([.B12]*0.7; 1.5*607)" office:value-type="float" office:value="606.9" calcext:value-type="float">
            <text:p>607</text:p>
          </table:table-cell>
          <table:table-cell table:style-name="ce21" table:formula="of:=[.B12]-[.E12]" office:value-type="float" office:value="260.1" calcext:value-type="float">
            <text:p>260</text:p>
          </table:table-cell>
          <table:table-cell table:number-columns-repeated="4"/>
          <table:table-cell table:style-name="ce29" office:value-type="float" office:value="1000" calcext:value-type="float">
            <text:p>1000</text:p>
          </table:table-cell>
          <table:table-cell table:style-name="ce31" table:formula="of:=[.K12]-([.K12]-(350-0.17*([.K12]-607)))*0.2-[.K12]*(0.06989+0.1252)" office:value-type="float" office:value="661.548" calcext:value-type="float">
            <text:p>662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2]*0.3879;783.51)" office:value-type="float" office:value="529.15" calcext:value-type="float">
            <text:p>529</text:p>
          </table:table-cell>
          <table:table-cell table:style-name="ce37" table:formula="of:=MIN(141.25+[.K12]*0.3103;783.51)" office:value-type="float" office:value="451.55" calcext:value-type="float">
            <text:p>452</text:p>
          </table:table-cell>
          <table:table-cell table:style-name="ce36" table:formula="of:=MIN(141.25+[.K12]*0.2327;783.51)" office:value-type="float" office:value="373.95" calcext:value-type="float">
            <text:p>374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float" office:value="900" calcext:value-type="float">
            <text:p>900</text:p>
          </table:table-cell>
          <table:table-cell table:style-name="ce19" table:formula="of:=MIN([.B13]*0.9; 607)" office:value-type="float" office:value="607" calcext:value-type="float">
            <text:p>607</text:p>
          </table:table-cell>
          <table:table-cell table:style-name="ce19" table:formula="of:=[.B13]-[.C13]" office:value-type="float" office:value="293" calcext:value-type="float">
            <text:p>293</text:p>
          </table:table-cell>
          <table:table-cell table:style-name="ce19" table:formula="of:=MIN([.B13]*0.7; 1.5*607)" office:value-type="float" office:value="630" calcext:value-type="float">
            <text:p>630</text:p>
          </table:table-cell>
          <table:table-cell table:style-name="ce25" table:formula="of:=[.B13]-[.E13]" office:value-type="float" office:value="270" calcext:value-type="float">
            <text:p>270</text:p>
          </table:table-cell>
          <table:table-cell table:number-columns-repeated="4"/>
          <table:table-cell table:style-name="ce29" office:value-type="float" office:value="1050" calcext:value-type="float">
            <text:p>1050</text:p>
          </table:table-cell>
          <table:table-cell table:style-name="ce31" table:formula="of:=[.K13]-([.K13]-(350-0.17*([.K13]-607)))*0.2-[.K13]*(0.06989+0.1252)" office:value-type="float" office:value="690.0935" calcext:value-type="float">
            <text:p>690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3]*0.3879;783.51)" office:value-type="float" office:value="548.545" calcext:value-type="float">
            <text:p>549</text:p>
          </table:table-cell>
          <table:table-cell table:style-name="ce37" table:formula="of:=MIN(141.25+[.K13]*0.3103;783.51)" office:value-type="float" office:value="467.065" calcext:value-type="float">
            <text:p>467</text:p>
          </table:table-cell>
          <table:table-cell table:style-name="ce36" table:formula="of:=MIN(141.25+[.K13]*0.2327;783.51)" office:value-type="float" office:value="385.585" calcext:value-type="float">
            <text:p>386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3]" office:value-type="float" office:value="950" calcext:value-type="float">
            <text:p>950</text:p>
          </table:table-cell>
          <table:table-cell table:style-name="ce19" table:formula="of:=MIN([.B14]*0.9; 607)" office:value-type="float" office:value="607" calcext:value-type="float">
            <text:p>607</text:p>
          </table:table-cell>
          <table:table-cell table:style-name="ce19" table:formula="of:=[.B14]-[.C14]" office:value-type="float" office:value="343" calcext:value-type="float">
            <text:p>343</text:p>
          </table:table-cell>
          <table:table-cell table:style-name="ce19" table:formula="of:=MIN([.B14]*0.7; 1.5*607)" office:value-type="float" office:value="665" calcext:value-type="float">
            <text:p>665</text:p>
          </table:table-cell>
          <table:table-cell table:style-name="ce25" table:formula="of:=[.B14]-[.E14]" office:value-type="float" office:value="285" calcext:value-type="float">
            <text:p>285</text:p>
          </table:table-cell>
          <table:table-cell table:number-columns-repeated="4"/>
          <table:table-cell table:style-name="ce29" office:value-type="float" office:value="1100" calcext:value-type="float">
            <text:p>1100</text:p>
          </table:table-cell>
          <table:table-cell table:style-name="ce31" table:formula="of:=[.K14]-([.K14]-(350-0.17*([.K14]-607)))*0.2-[.K14]*(0.06989+0.1252)" office:value-type="float" office:value="718.639" calcext:value-type="float">
            <text:p>719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4]*0.3879;783.51)" office:value-type="float" office:value="567.94" calcext:value-type="float">
            <text:p>568</text:p>
          </table:table-cell>
          <table:table-cell table:style-name="ce37" table:formula="of:=MIN(141.25+[.K14]*0.3103;783.51)" office:value-type="float" office:value="482.58" calcext:value-type="float">
            <text:p>483</text:p>
          </table:table-cell>
          <table:table-cell table:style-name="ce36" table:formula="of:=MIN(141.25+[.K14]*0.2327;783.51)" office:value-type="float" office:value="397.22" calcext:value-type="float">
            <text:p>397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4]" office:value-type="float" office:value="1000" calcext:value-type="float">
            <text:p>1000</text:p>
          </table:table-cell>
          <table:table-cell table:style-name="ce19" table:formula="of:=MIN([.B15]*0.9; 607)" office:value-type="float" office:value="607" calcext:value-type="float">
            <text:p>607</text:p>
          </table:table-cell>
          <table:table-cell table:style-name="ce19" table:formula="of:=[.B15]-[.C15]" office:value-type="float" office:value="393" calcext:value-type="float">
            <text:p>393</text:p>
          </table:table-cell>
          <table:table-cell table:style-name="ce19" table:formula="of:=MIN([.B15]*0.7; 1.5*607)" office:value-type="float" office:value="700" calcext:value-type="float">
            <text:p>700</text:p>
          </table:table-cell>
          <table:table-cell table:style-name="ce25" table:formula="of:=[.B15]-[.E15]" office:value-type="float" office:value="300" calcext:value-type="float">
            <text:p>300</text:p>
          </table:table-cell>
          <table:table-cell table:number-columns-repeated="4"/>
          <table:table-cell table:style-name="ce29" office:value-type="float" office:value="1150" calcext:value-type="float">
            <text:p>1150</text:p>
          </table:table-cell>
          <table:table-cell table:style-name="ce31" table:formula="of:=[.K15]-([.K15]-(350-0.17*([.K15]-607)))*0.2-[.K15]*(0.06989+0.1252)" office:value-type="float" office:value="747.1845" calcext:value-type="float">
            <text:p>747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5]*0.3879;783.51)" office:value-type="float" office:value="587.335" calcext:value-type="float">
            <text:p>587</text:p>
          </table:table-cell>
          <table:table-cell table:style-name="ce37" table:formula="of:=MIN(141.25+[.K15]*0.3103;783.51)" office:value-type="float" office:value="498.095" calcext:value-type="float">
            <text:p>498</text:p>
          </table:table-cell>
          <table:table-cell table:style-name="ce36" table:formula="of:=MIN(141.25+[.K15]*0.2327;783.51)" office:value-type="float" office:value="408.855" calcext:value-type="float">
            <text:p>409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5]" office:value-type="float" office:value="1050" calcext:value-type="float">
            <text:p>1050</text:p>
          </table:table-cell>
          <table:table-cell table:style-name="ce19" table:formula="of:=MIN([.B16]*0.9; 607)" office:value-type="float" office:value="607" calcext:value-type="float">
            <text:p>607</text:p>
          </table:table-cell>
          <table:table-cell table:style-name="ce19" table:formula="of:=[.B16]-[.C16]" office:value-type="float" office:value="443" calcext:value-type="float">
            <text:p>443</text:p>
          </table:table-cell>
          <table:table-cell table:style-name="ce19" table:formula="of:=MIN([.B16]*0.7; 1.5*607)" office:value-type="float" office:value="735" calcext:value-type="float">
            <text:p>735</text:p>
          </table:table-cell>
          <table:table-cell table:style-name="ce25" table:formula="of:=[.B16]-[.E16]" office:value-type="float" office:value="315" calcext:value-type="float">
            <text:p>315</text:p>
          </table:table-cell>
          <table:table-cell table:number-columns-repeated="4"/>
          <table:table-cell table:style-name="ce29" office:value-type="float" office:value="1200" calcext:value-type="float">
            <text:p>1200</text:p>
          </table:table-cell>
          <table:table-cell table:style-name="ce31" table:formula="of:=[.K16]-([.K16]-(350-0.17*([.K16]-607)))*0.2-[.K16]*(0.06989+0.1252)" office:value-type="float" office:value="775.73" calcext:value-type="float">
            <text:p>776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6]*0.3879;783.51)" office:value-type="float" office:value="606.73" calcext:value-type="float">
            <text:p>607</text:p>
          </table:table-cell>
          <table:table-cell table:style-name="ce37" table:formula="of:=MIN(141.25+[.K16]*0.3103;783.51)" office:value-type="float" office:value="513.61" calcext:value-type="float">
            <text:p>514</text:p>
          </table:table-cell>
          <table:table-cell table:style-name="ce36" table:formula="of:=MIN(141.25+[.K16]*0.2327;783.51)" office:value-type="float" office:value="420.49" calcext:value-type="float">
            <text:p>420</text:p>
          </table:table-cell>
          <table:table-cell table:number-columns-repeated="48"/>
        </table:table-row>
        <table:table-row table:style-name="ro2">
          <table:table-cell/>
          <table:table-cell table:style-name="ce2" table:formula="of:=50+[.B16]" office:value-type="float" office:value="1100" calcext:value-type="float">
            <text:p>1100</text:p>
          </table:table-cell>
          <table:table-cell table:style-name="ce19" table:formula="of:=MIN([.B17]*0.9; 607)" office:value-type="float" office:value="607" calcext:value-type="float">
            <text:p>607</text:p>
          </table:table-cell>
          <table:table-cell table:style-name="ce19" table:formula="of:=[.B17]-[.C17]" office:value-type="float" office:value="493" calcext:value-type="float">
            <text:p>493</text:p>
          </table:table-cell>
          <table:table-cell table:style-name="ce19" table:formula="of:=MIN([.B17]*0.7; 1.5*607)" office:value-type="float" office:value="770" calcext:value-type="float">
            <text:p>770</text:p>
          </table:table-cell>
          <table:table-cell table:style-name="ce25" table:formula="of:=[.B17]-[.E17]" office:value-type="float" office:value="330" calcext:value-type="float">
            <text:p>330</text:p>
          </table:table-cell>
          <table:table-cell table:number-columns-repeated="4"/>
          <table:table-cell table:style-name="ce29" office:value-type="float" office:value="1250" calcext:value-type="float">
            <text:p>1250</text:p>
          </table:table-cell>
          <table:table-cell table:style-name="ce31" table:formula="of:=[.K17]-([.K17]-(350-0.17*([.K17]-607)))*0.2-[.K17]*(0.06989+0.1252)" office:value-type="float" office:value="804.2755" calcext:value-type="float">
            <text:p>804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7]*0.3879;783.51)" office:value-type="float" office:value="626.125" calcext:value-type="float">
            <text:p>626</text:p>
          </table:table-cell>
          <table:table-cell table:style-name="ce37" table:formula="of:=MIN(141.25+[.K17]*0.3103;783.51)" office:value-type="float" office:value="529.125" calcext:value-type="float">
            <text:p>529</text:p>
          </table:table-cell>
          <table:table-cell table:style-name="ce36" table:formula="of:=MIN(141.25+[.K17]*0.2327;783.51)" office:value-type="float" office:value="432.125" calcext:value-type="float">
            <text:p>432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7]" office:value-type="float" office:value="1150" calcext:value-type="float">
            <text:p>1150</text:p>
          </table:table-cell>
          <table:table-cell table:style-name="ce19" table:formula="of:=MIN([.B18]*0.9; 607)" office:value-type="float" office:value="607" calcext:value-type="float">
            <text:p>607</text:p>
          </table:table-cell>
          <table:table-cell table:style-name="ce19" table:formula="of:=[.B18]-[.C18]" office:value-type="float" office:value="543" calcext:value-type="float">
            <text:p>543</text:p>
          </table:table-cell>
          <table:table-cell table:style-name="ce19" table:formula="of:=MIN([.B18]*0.7; 1.5*607)" office:value-type="float" office:value="805" calcext:value-type="float">
            <text:p>805</text:p>
          </table:table-cell>
          <table:table-cell table:style-name="ce25" table:formula="of:=[.B18]-[.E18]" office:value-type="float" office:value="345" calcext:value-type="float">
            <text:p>345</text:p>
          </table:table-cell>
          <table:table-cell table:number-columns-repeated="4"/>
          <table:table-cell table:style-name="ce29" office:value-type="float" office:value="1300" calcext:value-type="float">
            <text:p>1300</text:p>
          </table:table-cell>
          <table:table-cell table:style-name="ce31" table:formula="of:=[.K18]-([.K18]-(350-0.17*([.K18]-607)))*0.2-[.K18]*(0.06989+0.1252)" office:value-type="float" office:value="832.821" calcext:value-type="float">
            <text:p>833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8]*0.3879;783.51)" office:value-type="float" office:value="645.52" calcext:value-type="float">
            <text:p>646</text:p>
          </table:table-cell>
          <table:table-cell table:style-name="ce37" table:formula="of:=MIN(141.25+[.K18]*0.3103;783.51)" office:value-type="float" office:value="544.64" calcext:value-type="float">
            <text:p>545</text:p>
          </table:table-cell>
          <table:table-cell table:style-name="ce37" table:formula="of:=MIN(141.25+[.K18]*0.2327;783.51)" office:value-type="float" office:value="443.76" calcext:value-type="float">
            <text:p>444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8]" office:value-type="float" office:value="1200" calcext:value-type="float">
            <text:p>1200</text:p>
          </table:table-cell>
          <table:table-cell table:style-name="ce19" table:formula="of:=MIN([.B19]*0.9; 607)" office:value-type="float" office:value="607" calcext:value-type="float">
            <text:p>607</text:p>
          </table:table-cell>
          <table:table-cell table:style-name="ce19" table:formula="of:=[.B19]-[.C19]" office:value-type="float" office:value="593" calcext:value-type="float">
            <text:p>593</text:p>
          </table:table-cell>
          <table:table-cell table:style-name="ce19" table:formula="of:=MIN([.B19]*0.7; 1.5*607)" office:value-type="float" office:value="840" calcext:value-type="float">
            <text:p>840</text:p>
          </table:table-cell>
          <table:table-cell table:style-name="ce25" table:formula="of:=[.B19]-[.E19]" office:value-type="float" office:value="360" calcext:value-type="float">
            <text:p>360</text:p>
          </table:table-cell>
          <table:table-cell table:number-columns-repeated="4"/>
          <table:table-cell table:style-name="ce29" office:value-type="float" office:value="1350" calcext:value-type="float">
            <text:p>1350</text:p>
          </table:table-cell>
          <table:table-cell table:style-name="ce31" table:formula="of:=[.K19]-([.K19]-(350-0.17*([.K19]-607)))*0.2-[.K19]*(0.06989+0.1252)" office:value-type="float" office:value="861.3665" calcext:value-type="float">
            <text:p>861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19]*0.3879;783.51)" office:value-type="float" office:value="664.915" calcext:value-type="float">
            <text:p>665</text:p>
          </table:table-cell>
          <table:table-cell table:style-name="ce37" table:formula="of:=MIN(141.25+[.K19]*0.3103;783.51)" office:value-type="float" office:value="560.155" calcext:value-type="float">
            <text:p>560</text:p>
          </table:table-cell>
          <table:table-cell table:style-name="ce37" table:formula="of:=MIN(141.25+[.K19]*0.2327;783.51)" office:value-type="float" office:value="455.395" calcext:value-type="float">
            <text:p>455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19]" office:value-type="float" office:value="1250" calcext:value-type="float">
            <text:p>1250</text:p>
          </table:table-cell>
          <table:table-cell table:style-name="ce19" table:formula="of:=MIN([.B20]*0.9; 607)" office:value-type="float" office:value="607" calcext:value-type="float">
            <text:p>607</text:p>
          </table:table-cell>
          <table:table-cell table:style-name="ce19" table:formula="of:=[.B20]-[.C20]" office:value-type="float" office:value="643" calcext:value-type="float">
            <text:p>643</text:p>
          </table:table-cell>
          <table:table-cell table:style-name="ce19" table:formula="of:=MIN([.B20]*0.7; 1.5*607)" office:value-type="float" office:value="875" calcext:value-type="float">
            <text:p>875</text:p>
          </table:table-cell>
          <table:table-cell table:style-name="ce25" table:formula="of:=[.B20]-[.E20]" office:value-type="float" office:value="375" calcext:value-type="float">
            <text:p>375</text:p>
          </table:table-cell>
          <table:table-cell table:number-columns-repeated="4"/>
          <table:table-cell table:style-name="ce29" office:value-type="float" office:value="1400" calcext:value-type="float">
            <text:p>1400</text:p>
          </table:table-cell>
          <table:table-cell table:style-name="ce31" table:formula="of:=[.K20]-([.K20]-(350-0.17*([.K20]-607)))*0.2-[.K20]*(0.06989+0.1252)" office:value-type="float" office:value="889.912" calcext:value-type="float">
            <text:p>890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0]*0.3879;783.51)" office:value-type="float" office:value="684.31" calcext:value-type="float">
            <text:p>684</text:p>
          </table:table-cell>
          <table:table-cell table:style-name="ce37" table:formula="of:=MIN(141.25+[.K20]*0.3103;783.51)" office:value-type="float" office:value="575.67" calcext:value-type="float">
            <text:p>576</text:p>
          </table:table-cell>
          <table:table-cell table:style-name="ce37" table:formula="of:=MIN(141.25+[.K20]*0.2327;783.51)" office:value-type="float" office:value="467.03" calcext:value-type="float">
            <text:p>467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20]" office:value-type="float" office:value="1300" calcext:value-type="float">
            <text:p>1300</text:p>
          </table:table-cell>
          <table:table-cell table:style-name="ce19" table:formula="of:=MIN([.B21]*0.9; 607)" office:value-type="float" office:value="607" calcext:value-type="float">
            <text:p>607</text:p>
          </table:table-cell>
          <table:table-cell table:style-name="ce19" table:formula="of:=[.B21]-[.C21]" office:value-type="float" office:value="693" calcext:value-type="float">
            <text:p>693</text:p>
          </table:table-cell>
          <table:table-cell table:style-name="ce19" table:formula="of:=MIN([.B21]*0.7; 1.5*607)" office:value-type="float" office:value="910" calcext:value-type="float">
            <text:p>910</text:p>
          </table:table-cell>
          <table:table-cell table:style-name="ce25" table:formula="of:=[.B21]-[.E21]" office:value-type="float" office:value="390" calcext:value-type="float">
            <text:p>390</text:p>
          </table:table-cell>
          <table:table-cell table:number-columns-repeated="4"/>
          <table:table-cell table:style-name="ce29" office:value-type="float" office:value="1450" calcext:value-type="float">
            <text:p>1450</text:p>
          </table:table-cell>
          <table:table-cell table:style-name="ce31" table:formula="of:=[.K21]-([.K21]-(350-0.17*([.K21]-607)))*0.2-[.K21]*(0.06989+0.1252)" office:value-type="float" office:value="918.4575" calcext:value-type="float">
            <text:p>918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1]*0.3879;783.51)" office:value-type="float" office:value="703.705" calcext:value-type="float">
            <text:p>704</text:p>
          </table:table-cell>
          <table:table-cell table:style-name="ce37" table:formula="of:=MIN(141.25+[.K21]*0.3103;783.51)" office:value-type="float" office:value="591.185" calcext:value-type="float">
            <text:p>591</text:p>
          </table:table-cell>
          <table:table-cell table:style-name="ce37" table:formula="of:=MIN(141.25+[.K21]*0.2327;783.51)" office:value-type="float" office:value="478.665" calcext:value-type="float">
            <text:p>479</text:p>
          </table:table-cell>
          <table:table-cell table:number-columns-repeated="48"/>
        </table:table-row>
        <table:table-row table:style-name="ro1">
          <table:table-cell/>
          <table:table-cell table:style-name="ce5" office:value-type="float" office:value="1301" calcext:value-type="float">
            <text:p>1301</text:p>
          </table:table-cell>
          <table:table-cell table:style-name="ce19" table:formula="of:=MIN([.B22]*0.9; 607)" office:value-type="float" office:value="607" calcext:value-type="float">
            <text:p>607</text:p>
          </table:table-cell>
          <table:table-cell table:style-name="ce19" table:formula="of:=[.B22]-[.C22]" office:value-type="float" office:value="694" calcext:value-type="float">
            <text:p>694</text:p>
          </table:table-cell>
          <table:table-cell table:style-name="ce19" table:formula="of:=MIN([.B22]*0.7; 1.5*607)" office:value-type="float" office:value="910.5" calcext:value-type="float">
            <text:p>911</text:p>
          </table:table-cell>
          <table:table-cell table:style-name="ce25" table:formula="of:=[.B22]-[.E22]" office:value-type="float" office:value="390.5" calcext:value-type="float">
            <text:p>391</text:p>
          </table:table-cell>
          <table:table-cell table:number-columns-repeated="4"/>
          <table:table-cell table:style-name="ce29" office:value-type="float" office:value="1500" calcext:value-type="float">
            <text:p>1500</text:p>
          </table:table-cell>
          <table:table-cell table:style-name="ce31" table:formula="of:=[.K22]-([.K22]-(350-0.17*([.K22]-607)))*0.2-[.K22]*(0.06989+0.1252)" office:value-type="float" office:value="947.003" calcext:value-type="float">
            <text:p>947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2]*0.3879;783.51)" office:value-type="float" office:value="723.1" calcext:value-type="float">
            <text:p>723</text:p>
          </table:table-cell>
          <table:table-cell table:style-name="ce37" table:formula="of:=MIN(141.25+[.K22]*0.3103;783.51)" office:value-type="float" office:value="606.7" calcext:value-type="float">
            <text:p>607</text:p>
          </table:table-cell>
          <table:table-cell table:style-name="ce37" table:formula="of:=MIN(141.25+[.K22]*0.2327;783.51)" office:value-type="float" office:value="490.3" calcext:value-type="float">
            <text:p>490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22]" office:value-type="float" office:value="1351" calcext:value-type="float">
            <text:p>1351</text:p>
          </table:table-cell>
          <table:table-cell table:style-name="ce19" table:formula="of:=MIN([.B23]*0.9; 607)" office:value-type="float" office:value="607" calcext:value-type="float">
            <text:p>607</text:p>
          </table:table-cell>
          <table:table-cell table:style-name="ce19" table:formula="of:=[.B23]-[.C23]" office:value-type="float" office:value="744" calcext:value-type="float">
            <text:p>744</text:p>
          </table:table-cell>
          <table:table-cell table:style-name="ce19" table:formula="of:=MIN([.B23]*0.7; 1.5*607)" office:value-type="float" office:value="910.5" calcext:value-type="float">
            <text:p>911</text:p>
          </table:table-cell>
          <table:table-cell table:style-name="ce25" table:formula="of:=[.B23]-[.E23]" office:value-type="float" office:value="440.5" calcext:value-type="float">
            <text:p>441</text:p>
          </table:table-cell>
          <table:table-cell table:number-columns-repeated="4"/>
          <table:table-cell table:style-name="ce29" office:value-type="float" office:value="1550" calcext:value-type="float">
            <text:p>1550</text:p>
          </table:table-cell>
          <table:table-cell table:style-name="ce31" table:formula="of:=[.K23]-([.K23]-(350-0.17*([.K23]-607)))*0.2-[.K23]*(0.06989+0.1252)" office:value-type="float" office:value="975.5485" calcext:value-type="float">
            <text:p>976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3]*0.3879;783.51)" office:value-type="float" office:value="742.495" calcext:value-type="float">
            <text:p>742</text:p>
          </table:table-cell>
          <table:table-cell table:style-name="ce37" table:formula="of:=MIN(141.25+[.K23]*0.3103;783.51)" office:value-type="float" office:value="622.215" calcext:value-type="float">
            <text:p>622</text:p>
          </table:table-cell>
          <table:table-cell table:style-name="ce37" table:formula="of:=MIN(141.25+[.K23]*0.2327;783.51)" office:value-type="float" office:value="501.935" calcext:value-type="float">
            <text:p>502</text:p>
          </table:table-cell>
          <table:table-cell table:number-columns-repeated="48"/>
        </table:table-row>
        <table:table-row table:style-name="ro1">
          <table:table-cell/>
          <table:table-cell table:style-name="ce2" table:formula="of:=50+[.B23]" office:value-type="float" office:value="1401" calcext:value-type="float">
            <text:p>1401</text:p>
          </table:table-cell>
          <table:table-cell table:style-name="ce19" table:formula="of:=MIN([.B24]*0.9; 607)" office:value-type="float" office:value="607" calcext:value-type="float">
            <text:p>607</text:p>
          </table:table-cell>
          <table:table-cell table:style-name="ce19" table:formula="of:=[.B24]-[.C24]" office:value-type="float" office:value="794" calcext:value-type="float">
            <text:p>794</text:p>
          </table:table-cell>
          <table:table-cell table:style-name="ce19" table:formula="of:=MIN([.B24]*0.7; 1.5*607)" office:value-type="float" office:value="910.5" calcext:value-type="float">
            <text:p>911</text:p>
          </table:table-cell>
          <table:table-cell table:style-name="ce25" table:formula="of:=[.B24]-[.E24]" office:value-type="float" office:value="490.5" calcext:value-type="float">
            <text:p>491</text:p>
          </table:table-cell>
          <table:table-cell table:number-columns-repeated="4"/>
          <table:table-cell table:style-name="ce29" office:value-type="float" office:value="1600" calcext:value-type="float">
            <text:p>1600</text:p>
          </table:table-cell>
          <table:table-cell table:style-name="ce31" table:formula="of:=[.K24]-([.K24]-(350-0.17*([.K24]-607)))*0.2-[.K24]*(0.06989+0.1252)" office:value-type="float" office:value="1004.094" calcext:value-type="float">
            <text:p>1,004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4]*0.3879;783.51)" office:value-type="float" office:value="761.89" calcext:value-type="float">
            <text:p>762</text:p>
          </table:table-cell>
          <table:table-cell table:style-name="ce37" table:formula="of:=MIN(141.25+[.K24]*0.3103;783.51)" office:value-type="float" office:value="637.73" calcext:value-type="float">
            <text:p>638</text:p>
          </table:table-cell>
          <table:table-cell table:style-name="ce37" table:formula="of:=MIN(141.25+[.K24]*0.2327;783.51)" office:value-type="float" office:value="513.57" calcext:value-type="float">
            <text:p>514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4"/>
          <table:table-cell table:number-columns-repeated="4"/>
          <table:table-cell table:style-name="ce29" office:value-type="float" office:value="1650" calcext:value-type="float">
            <text:p>1650</text:p>
          </table:table-cell>
          <table:table-cell table:style-name="ce31" table:formula="of:=[.K25]-([.K25]-(350-0.17*([.K25]-607)))*0.2-[.K25]*(0.06989+0.1252)" office:value-type="float" office:value="1032.6395" calcext:value-type="float">
            <text:p>1,033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5]*0.3879;783.51)" office:value-type="float" office:value="781.285" calcext:value-type="float">
            <text:p>781</text:p>
          </table:table-cell>
          <table:table-cell table:style-name="ce37" table:formula="of:=MIN(141.25+[.K25]*0.3103;783.51)" office:value-type="float" office:value="653.245" calcext:value-type="float">
            <text:p>653</text:p>
          </table:table-cell>
          <table:table-cell table:style-name="ce37" table:formula="of:=MIN(141.25+[.K25]*0.2327;783.51)" office:value-type="float" office:value="525.205" calcext:value-type="float">
            <text:p>525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700" calcext:value-type="float">
            <text:p>1700</text:p>
          </table:table-cell>
          <table:table-cell table:style-name="ce31" table:formula="of:=[.K26]-([.K26]-(350-0.17*([.K26]-607)))*0.2-[.K26]*(0.06989+0.1252)" office:value-type="float" office:value="1061.185" calcext:value-type="float">
            <text:p>1,061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6]*0.3879;783.51)" office:value-type="float" office:value="783.51" calcext:value-type="float">
            <text:p>784</text:p>
          </table:table-cell>
          <table:table-cell table:style-name="ce37" table:formula="of:=MIN(141.25+[.K26]*0.3103;783.51)" office:value-type="float" office:value="668.76" calcext:value-type="float">
            <text:p>669</text:p>
          </table:table-cell>
          <table:table-cell table:style-name="ce37" table:formula="of:=MIN(141.25+[.K26]*0.2327;783.51)" office:value-type="float" office:value="536.84" calcext:value-type="float">
            <text:p>537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750" calcext:value-type="float">
            <text:p>1750</text:p>
          </table:table-cell>
          <table:table-cell table:style-name="ce31" table:formula="of:=[.K27]-([.K27]-(350-0.17*([.K27]-607)))*0.2-[.K27]*(0.06989+0.1252)" office:value-type="float" office:value="1089.7305" calcext:value-type="float">
            <text:p>1,090</text:p>
          </table:table-cell>
          <table:table-cell table:style-name="ce34" office:value-type="float" office:value="437" calcext:value-type="float">
            <text:p>437</text:p>
          </table:table-cell>
          <table:table-cell table:style-name="ce37" table:formula="of:=MIN(141.25+[.K27]*0.3879;783.51)" office:value-type="float" office:value="783.51" calcext:value-type="float">
            <text:p>784</text:p>
          </table:table-cell>
          <table:table-cell table:style-name="ce37" table:formula="of:=MIN(141.25+[.K27]*0.3103;783.51)" office:value-type="float" office:value="684.275" calcext:value-type="float">
            <text:p>684</text:p>
          </table:table-cell>
          <table:table-cell table:style-name="ce37" table:formula="of:=MIN(141.25+[.K27]*0.2327;783.51)" office:value-type="float" office:value="548.475" calcext:value-type="float">
            <text:p>548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30" table:number-columns-repeated="6"/>
          <table:table-cell table:number-columns-repeated="48"/>
        </table:table-row>
        <table:table-row table:style-name="ro1">
          <table:table-cell table:number-columns-repeated="10"/>
          <table:table-cell table:style-name="ce27" office:value-type="string" calcext:value-type="string" table:number-columns-spanned="1" table:number-rows-spanned="2">
            <text:p>DU (bruto)</text:p>
          </table:table-cell>
          <table:table-cell table:style-name="ce27" office:value-type="string" calcext:value-type="string" table:number-columns-spanned="1" table:number-rows-spanned="2">
            <text:p>DU (neto)</text:p>
          </table:table-cell>
          <table:table-cell table:style-name="ce32" office:value-type="string" calcext:value-type="string" table:number-columns-spanned="1" table:number-rows-spanned="2">
            <text:p>Prastova lygi 1.5 MMA (neto)</text:p>
          </table:table-cell>
          <table:table-cell table:style-name="ce27" office:value-type="string" calcext:value-type="string" table:number-columns-spanned="3" table:number-rows-spanned="1">
            <text:p>Nedarbo išmoka</text:p>
          </table:table-cell>
          <table:covered-table-cell table:number-columns-repeated="2" table:style-name="ce28"/>
          <table:table-cell table:number-columns-repeated="48"/>
        </table:table-row>
        <table:table-row table:style-name="ro1">
          <table:table-cell table:number-columns-repeated="10"/>
          <table:covered-table-cell table:number-columns-repeated="3" table:style-name="ce28"/>
          <table:table-cell table:style-name="ce35" office:value-type="string" calcext:value-type="string">
            <text:p>1-3 mėn</text:p>
          </table:table-cell>
          <table:table-cell table:style-name="ce35" office:value-type="string" calcext:value-type="string">
            <text:p>4-6 mėn</text:p>
          </table:table-cell>
          <table:table-cell table:style-name="ce35" office:value-type="string" calcext:value-type="string">
            <text:p>7-9 mėn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911" calcext:value-type="float">
            <text:p>911</text:p>
          </table:table-cell>
          <table:table-cell table:style-name="ce31" table:formula="of:=[.K31]-([.K31]-(350-0.17*([.K31]-607)))*0.2-[.K31]*(0.06989+0.1252)" office:value-type="float" office:value="610.73701" calcext:value-type="float">
            <text:p>611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1]*0.3879;783.51)" office:value-type="float" office:value="494.6269" calcext:value-type="float">
            <text:p>495</text:p>
          </table:table-cell>
          <table:table-cell table:style-name="ce36" table:formula="of:=MIN(141.25+[.K31]*0.3103;783.51)" office:value-type="float" office:value="423.9333" calcext:value-type="float">
            <text:p>424</text:p>
          </table:table-cell>
          <table:table-cell table:style-name="ce36" table:formula="of:=MIN(141.25+[.K31]*0.2327;783.51)" office:value-type="float" office:value="353.2397" calcext:value-type="float">
            <text:p>353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950" calcext:value-type="float">
            <text:p>950</text:p>
          </table:table-cell>
          <table:table-cell table:style-name="ce31" table:formula="of:=[.K32]-([.K32]-(350-0.17*([.K32]-607)))*0.2-[.K32]*(0.06989+0.1252)" office:value-type="float" office:value="633.0025" calcext:value-type="float">
            <text:p>633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2]*0.3879;783.51)" office:value-type="float" office:value="509.755" calcext:value-type="float">
            <text:p>510</text:p>
          </table:table-cell>
          <table:table-cell table:style-name="ce36" table:formula="of:=MIN(141.25+[.K32]*0.3103;783.51)" office:value-type="float" office:value="436.035" calcext:value-type="float">
            <text:p>436</text:p>
          </table:table-cell>
          <table:table-cell table:style-name="ce36" table:formula="of:=MIN(141.25+[.K32]*0.2327;783.51)" office:value-type="float" office:value="362.315" calcext:value-type="float">
            <text:p>362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000" calcext:value-type="float">
            <text:p>1000</text:p>
          </table:table-cell>
          <table:table-cell table:style-name="ce31" table:formula="of:=[.K33]-([.K33]-(350-0.17*([.K33]-607)))*0.2-[.K33]*(0.06989+0.1252)" office:value-type="float" office:value="661.548" calcext:value-type="float">
            <text:p>662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3]*0.3879;783.51)" office:value-type="float" office:value="529.15" calcext:value-type="float">
            <text:p>529</text:p>
          </table:table-cell>
          <table:table-cell table:style-name="ce36" table:formula="of:=MIN(141.25+[.K33]*0.3103;783.51)" office:value-type="float" office:value="451.55" calcext:value-type="float">
            <text:p>452</text:p>
          </table:table-cell>
          <table:table-cell table:style-name="ce36" table:formula="of:=MIN(141.25+[.K33]*0.2327;783.51)" office:value-type="float" office:value="373.95" calcext:value-type="float">
            <text:p>374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050" calcext:value-type="float">
            <text:p>1050</text:p>
          </table:table-cell>
          <table:table-cell table:style-name="ce31" table:formula="of:=[.K34]-([.K34]-(350-0.17*([.K34]-607)))*0.2-[.K34]*(0.06989+0.1252)" office:value-type="float" office:value="690.0935" calcext:value-type="float">
            <text:p>690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4]*0.3879;783.51)" office:value-type="float" office:value="548.545" calcext:value-type="float">
            <text:p>549</text:p>
          </table:table-cell>
          <table:table-cell table:style-name="ce36" table:formula="of:=MIN(141.25+[.K34]*0.3103;783.51)" office:value-type="float" office:value="467.065" calcext:value-type="float">
            <text:p>467</text:p>
          </table:table-cell>
          <table:table-cell table:style-name="ce36" table:formula="of:=MIN(141.25+[.K34]*0.2327;783.51)" office:value-type="float" office:value="385.585" calcext:value-type="float">
            <text:p>386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100" calcext:value-type="float">
            <text:p>1100</text:p>
          </table:table-cell>
          <table:table-cell table:style-name="ce31" table:formula="of:=[.K35]-([.K35]-(350-0.17*([.K35]-607)))*0.2-[.K35]*(0.06989+0.1252)" office:value-type="float" office:value="718.639" calcext:value-type="float">
            <text:p>719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5]*0.3879;783.51)" office:value-type="float" office:value="567.94" calcext:value-type="float">
            <text:p>568</text:p>
          </table:table-cell>
          <table:table-cell table:style-name="ce36" table:formula="of:=MIN(141.25+[.K35]*0.3103;783.51)" office:value-type="float" office:value="482.58" calcext:value-type="float">
            <text:p>483</text:p>
          </table:table-cell>
          <table:table-cell table:style-name="ce36" table:formula="of:=MIN(141.25+[.K35]*0.2327;783.51)" office:value-type="float" office:value="397.22" calcext:value-type="float">
            <text:p>397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150" calcext:value-type="float">
            <text:p>1150</text:p>
          </table:table-cell>
          <table:table-cell table:style-name="ce31" table:formula="of:=[.K36]-([.K36]-(350-0.17*([.K36]-607)))*0.2-[.K36]*(0.06989+0.1252)" office:value-type="float" office:value="747.1845" calcext:value-type="float">
            <text:p>747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6]*0.3879;783.51)" office:value-type="float" office:value="587.335" calcext:value-type="float">
            <text:p>587</text:p>
          </table:table-cell>
          <table:table-cell table:style-name="ce36" table:formula="of:=MIN(141.25+[.K36]*0.3103;783.51)" office:value-type="float" office:value="498.095" calcext:value-type="float">
            <text:p>498</text:p>
          </table:table-cell>
          <table:table-cell table:style-name="ce36" table:formula="of:=MIN(141.25+[.K36]*0.2327;783.51)" office:value-type="float" office:value="408.855" calcext:value-type="float">
            <text:p>409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200" calcext:value-type="float">
            <text:p>1200</text:p>
          </table:table-cell>
          <table:table-cell table:style-name="ce31" table:formula="of:=[.K37]-([.K37]-(350-0.17*([.K37]-607)))*0.2-[.K37]*(0.06989+0.1252)" office:value-type="float" office:value="775.73" calcext:value-type="float">
            <text:p>776</text:p>
          </table:table-cell>
          <table:table-cell table:style-name="ce33" office:value-type="float" office:value="611" calcext:value-type="float">
            <text:p>611</text:p>
          </table:table-cell>
          <table:table-cell table:style-name="ce36" table:formula="of:=MIN(141.25+[.K37]*0.3879;783.51)" office:value-type="float" office:value="606.73" calcext:value-type="float">
            <text:p>607</text:p>
          </table:table-cell>
          <table:table-cell table:style-name="ce36" table:formula="of:=MIN(141.25+[.K37]*0.3103;783.51)" office:value-type="float" office:value="513.61" calcext:value-type="float">
            <text:p>514</text:p>
          </table:table-cell>
          <table:table-cell table:style-name="ce36" table:formula="of:=MIN(141.25+[.K37]*0.2327;783.51)" office:value-type="float" office:value="420.49" calcext:value-type="float">
            <text:p>420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250" calcext:value-type="float">
            <text:p>1250</text:p>
          </table:table-cell>
          <table:table-cell table:style-name="ce31" table:formula="of:=[.K38]-([.K38]-(350-0.17*([.K38]-607)))*0.2-[.K38]*(0.06989+0.1252)" office:value-type="float" office:value="804.2755" calcext:value-type="float">
            <text:p>804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38]*0.3879;783.51)" office:value-type="float" office:value="626.125" calcext:value-type="float">
            <text:p>626</text:p>
          </table:table-cell>
          <table:table-cell table:style-name="ce36" table:formula="of:=MIN(141.25+[.K38]*0.3103;783.51)" office:value-type="float" office:value="529.125" calcext:value-type="float">
            <text:p>529</text:p>
          </table:table-cell>
          <table:table-cell table:style-name="ce36" table:formula="of:=MIN(141.25+[.K38]*0.2327;783.51)" office:value-type="float" office:value="432.125" calcext:value-type="float">
            <text:p>432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300" calcext:value-type="float">
            <text:p>1300</text:p>
          </table:table-cell>
          <table:table-cell table:style-name="ce31" table:formula="of:=[.K39]-([.K39]-(350-0.17*([.K39]-607)))*0.2-[.K39]*(0.06989+0.1252)" office:value-type="float" office:value="832.821" calcext:value-type="float">
            <text:p>833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39]*0.3879;783.51)" office:value-type="float" office:value="645.52" calcext:value-type="float">
            <text:p>646</text:p>
          </table:table-cell>
          <table:table-cell table:style-name="ce36" table:formula="of:=MIN(141.25+[.K39]*0.3103;783.51)" office:value-type="float" office:value="544.64" calcext:value-type="float">
            <text:p>545</text:p>
          </table:table-cell>
          <table:table-cell table:style-name="ce36" table:formula="of:=MIN(141.25+[.K39]*0.2327;783.51)" office:value-type="float" office:value="443.76" calcext:value-type="float">
            <text:p>444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350" calcext:value-type="float">
            <text:p>1350</text:p>
          </table:table-cell>
          <table:table-cell table:style-name="ce31" table:formula="of:=[.K40]-([.K40]-(350-0.17*([.K40]-607)))*0.2-[.K40]*(0.06989+0.1252)" office:value-type="float" office:value="861.3665" calcext:value-type="float">
            <text:p>861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0]*0.3879;783.51)" office:value-type="float" office:value="664.915" calcext:value-type="float">
            <text:p>665</text:p>
          </table:table-cell>
          <table:table-cell table:style-name="ce36" table:formula="of:=MIN(141.25+[.K40]*0.3103;783.51)" office:value-type="float" office:value="560.155" calcext:value-type="float">
            <text:p>560</text:p>
          </table:table-cell>
          <table:table-cell table:style-name="ce36" table:formula="of:=MIN(141.25+[.K40]*0.2327;783.51)" office:value-type="float" office:value="455.395" calcext:value-type="float">
            <text:p>455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400" calcext:value-type="float">
            <text:p>1400</text:p>
          </table:table-cell>
          <table:table-cell table:style-name="ce31" table:formula="of:=[.K41]-([.K41]-(350-0.17*([.K41]-607)))*0.2-[.K41]*(0.06989+0.1252)" office:value-type="float" office:value="889.912" calcext:value-type="float">
            <text:p>890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1]*0.3879;783.51)" office:value-type="float" office:value="684.31" calcext:value-type="float">
            <text:p>684</text:p>
          </table:table-cell>
          <table:table-cell table:style-name="ce36" table:formula="of:=MIN(141.25+[.K41]*0.3103;783.51)" office:value-type="float" office:value="575.67" calcext:value-type="float">
            <text:p>576</text:p>
          </table:table-cell>
          <table:table-cell table:style-name="ce36" table:formula="of:=MIN(141.25+[.K41]*0.2327;783.51)" office:value-type="float" office:value="467.03" calcext:value-type="float">
            <text:p>467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450" calcext:value-type="float">
            <text:p>1450</text:p>
          </table:table-cell>
          <table:table-cell table:style-name="ce31" table:formula="of:=[.K42]-([.K42]-(350-0.17*([.K42]-607)))*0.2-[.K42]*(0.06989+0.1252)" office:value-type="float" office:value="918.4575" calcext:value-type="float">
            <text:p>918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2]*0.3879;783.51)" office:value-type="float" office:value="703.705" calcext:value-type="float">
            <text:p>704</text:p>
          </table:table-cell>
          <table:table-cell table:style-name="ce36" table:formula="of:=MIN(141.25+[.K42]*0.3103;783.51)" office:value-type="float" office:value="591.185" calcext:value-type="float">
            <text:p>591</text:p>
          </table:table-cell>
          <table:table-cell table:style-name="ce36" table:formula="of:=MIN(141.25+[.K42]*0.2327;783.51)" office:value-type="float" office:value="478.665" calcext:value-type="float">
            <text:p>479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500" calcext:value-type="float">
            <text:p>1500</text:p>
          </table:table-cell>
          <table:table-cell table:style-name="ce31" table:formula="of:=[.K43]-([.K43]-(350-0.17*([.K43]-607)))*0.2-[.K43]*(0.06989+0.1252)" office:value-type="float" office:value="947.003" calcext:value-type="float">
            <text:p>947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3]*0.3879;783.51)" office:value-type="float" office:value="723.1" calcext:value-type="float">
            <text:p>723</text:p>
          </table:table-cell>
          <table:table-cell table:style-name="ce36" table:formula="of:=MIN(141.25+[.K43]*0.3103;783.51)" office:value-type="float" office:value="606.7" calcext:value-type="float">
            <text:p>607</text:p>
          </table:table-cell>
          <table:table-cell table:style-name="ce36" table:formula="of:=MIN(141.25+[.K43]*0.2327;783.51)" office:value-type="float" office:value="490.3" calcext:value-type="float">
            <text:p>490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550" calcext:value-type="float">
            <text:p>1550</text:p>
          </table:table-cell>
          <table:table-cell table:style-name="ce31" table:formula="of:=[.K44]-([.K44]-(350-0.17*([.K44]-607)))*0.2-[.K44]*(0.06989+0.1252)" office:value-type="float" office:value="975.5485" calcext:value-type="float">
            <text:p>976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4]*0.3879;783.51)" office:value-type="float" office:value="742.495" calcext:value-type="float">
            <text:p>742</text:p>
          </table:table-cell>
          <table:table-cell table:style-name="ce37" table:formula="of:=MIN(141.25+[.K44]*0.3103;783.51)" office:value-type="float" office:value="622.215" calcext:value-type="float">
            <text:p>622</text:p>
          </table:table-cell>
          <table:table-cell table:style-name="ce36" table:formula="of:=MIN(141.25+[.K44]*0.2327;783.51)" office:value-type="float" office:value="501.935" calcext:value-type="float">
            <text:p>502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600" calcext:value-type="float">
            <text:p>1600</text:p>
          </table:table-cell>
          <table:table-cell table:style-name="ce31" table:formula="of:=[.K45]-([.K45]-(350-0.17*([.K45]-607)))*0.2-[.K45]*(0.06989+0.1252)" office:value-type="float" office:value="1004.094" calcext:value-type="float">
            <text:p>1,004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5]*0.3879;783.51)" office:value-type="float" office:value="761.89" calcext:value-type="float">
            <text:p>762</text:p>
          </table:table-cell>
          <table:table-cell table:style-name="ce37" table:formula="of:=MIN(141.25+[.K45]*0.3103;783.51)" office:value-type="float" office:value="637.73" calcext:value-type="float">
            <text:p>638</text:p>
          </table:table-cell>
          <table:table-cell table:style-name="ce36" table:formula="of:=MIN(141.25+[.K45]*0.2327;783.51)" office:value-type="float" office:value="513.57" calcext:value-type="float">
            <text:p>514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650" calcext:value-type="float">
            <text:p>1650</text:p>
          </table:table-cell>
          <table:table-cell table:style-name="ce31" table:formula="of:=[.K46]-([.K46]-(350-0.17*([.K46]-607)))*0.2-[.K46]*(0.06989+0.1252)" office:value-type="float" office:value="1032.6395" calcext:value-type="float">
            <text:p>1,033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6]*0.3879;783.51)" office:value-type="float" office:value="781.285" calcext:value-type="float">
            <text:p>781</text:p>
          </table:table-cell>
          <table:table-cell table:style-name="ce37" table:formula="of:=MIN(141.25+[.K46]*0.3103;783.51)" office:value-type="float" office:value="653.245" calcext:value-type="float">
            <text:p>653</text:p>
          </table:table-cell>
          <table:table-cell table:style-name="ce36" table:formula="of:=MIN(141.25+[.K46]*0.2327;783.51)" office:value-type="float" office:value="525.205" calcext:value-type="float">
            <text:p>525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700" calcext:value-type="float">
            <text:p>1700</text:p>
          </table:table-cell>
          <table:table-cell table:style-name="ce31" table:formula="of:=[.K47]-([.K47]-(350-0.17*([.K47]-607)))*0.2-[.K47]*(0.06989+0.1252)" office:value-type="float" office:value="1061.185" calcext:value-type="float">
            <text:p>1,061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7]*0.3879;783.51)" office:value-type="float" office:value="783.51" calcext:value-type="float">
            <text:p>784</text:p>
          </table:table-cell>
          <table:table-cell table:style-name="ce37" table:formula="of:=MIN(141.25+[.K47]*0.3103;783.51)" office:value-type="float" office:value="668.76" calcext:value-type="float">
            <text:p>669</text:p>
          </table:table-cell>
          <table:table-cell table:style-name="ce36" table:formula="of:=MIN(141.25+[.K47]*0.2327;783.51)" office:value-type="float" office:value="536.84" calcext:value-type="float">
            <text:p>537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9" office:value-type="float" office:value="1750" calcext:value-type="float">
            <text:p>1750</text:p>
          </table:table-cell>
          <table:table-cell table:style-name="ce31" table:formula="of:=[.K48]-([.K48]-(350-0.17*([.K48]-607)))*0.2-[.K48]*(0.06989+0.1252)" office:value-type="float" office:value="1089.7305" calcext:value-type="float">
            <text:p>1,090</text:p>
          </table:table-cell>
          <table:table-cell table:style-name="ce29" office:value-type="float" office:value="611" calcext:value-type="float">
            <text:p>611</text:p>
          </table:table-cell>
          <table:table-cell table:style-name="ce37" table:formula="of:=MIN(141.25+[.K48]*0.3879;783.51)" office:value-type="float" office:value="783.51" calcext:value-type="float">
            <text:p>784</text:p>
          </table:table-cell>
          <table:table-cell table:style-name="ce37" table:formula="of:=MIN(141.25+[.K48]*0.3103;783.51)" office:value-type="float" office:value="684.275" calcext:value-type="float">
            <text:p>684</text:p>
          </table:table-cell>
          <table:table-cell table:style-name="ce36" table:formula="of:=MIN(141.25+[.K48]*0.2327;783.51)" office:value-type="float" office:value="548.475" calcext:value-type="float">
            <text:p>548</text:p>
          </table:table-cell>
          <table:table-cell table:number-columns-repeated="48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0" table:number-columns-repeated="7" table:default-cell-style-name="ce13"/>
        <table:table-column table:style-name="co8" table:number-columns-repeated="57" table:default-cell-style-name="ce13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darbo išmoka 1-3 mėnesiai</text:p>
          </table:table-cell>
          <table:table-cell table:number-columns-repeated="2" office:value-type="string" calcext:value-type="string">
            <text:p>Nedarbo išmoka 4-6 mėnesiai</text:p>
          </table:table-cell>
          <table:table-cell office:value-type="string" calcext:value-type="string">
            <text:p>Prostova (lygi MMA)</text:p>
          </table:table-cell>
          <table:table-cell office:value-type="string" calcext:value-type="string">
            <text:p>Prasotava ( 1.5 MMA arba buvusiam altyginimui)</text:p>
          </table:table-cell>
          <table:table-cell table:number-columns-repeated="5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2];1.5*607)"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3];1.5*607)" office:value-type="float" office:value="650" calcext:value-type="float">
            <text:p>65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4];1.5*607)" office:value-type="float" office:value="700" calcext:value-type="float">
            <text:p>70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5];1.5*607)" office:value-type="float" office:value="750" calcext:value-type="float">
            <text:p>75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6];1.5*607)" office:value-type="float" office:value="800" calcext:value-type="float">
            <text:p>80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7];1.5*607)" office:value-type="float" office:value="850" calcext:value-type="float">
            <text:p>85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8];1.5*607)" office:value-type="float" office:value="900" calcext:value-type="float">
            <text:p>90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9];1.5*607)" office:value-type="float" office:value="910.5" calcext:value-type="float">
            <text:p>910.5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10];1.5*607)" office:value-type="float" office:value="910.5" calcext:value-type="float">
            <text:p>910.5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11];1.5*607)" office:value-type="float" office:value="910.5" calcext:value-type="float">
            <text:p>910.5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12];1.5*607)" office:value-type="float" office:value="910.5" calcext:value-type="float">
            <text:p>910.5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IN([.B13];1.5*607)" office:value-type="float" office:value="910.5" calcext:value-type="float">
            <text:p>910.5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asikšinas:…………</text:p>
          </table:table-cell>
          <table:table-cell table:number-columns-repeated="62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number:percentage-style style:name="N123">
      <number:number number:decimal-places="2" loext:min-decimal-places="2" number:min-integer-digits="1"/>
      <number:text> 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20:05:14.210709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0$Build-2</meta:generator>
    <meta:creation-date>2020-04-10T13:08:25Z</meta:creation-date>
    <dc:date>2020-04-14T20:32:20.576648569</dc:date>
    <meta:editing-cycles>4</meta:editing-cycles>
    <meta:editing-duration>PT1H11M6S</meta:editing-duration>
    <meta:document-statistic meta:table-count="2" meta:cell-count="453" meta:object-count="0"/>
  </office:meta>
</office:document-meta>
</file>